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Notes pour les preuves orales<text:s/></text:h>
      <text:p text:style-name="Normal"/>
      <text:p text:style-name="Normal"/>
      <text:h text:style-name="Titre2" text:outline-level="2">4 triminos possibles en (x, y)</text:h>
      <text:p text:style-name="Normal"/>
      <text:p text:style-name="Normal">Le triminos a une forme<text:s/>« orthogonale »<text:s/>dans la mesure où tous ses angles sont droits. Ainsi il s’insère dans la grille pavée par des carrés uniquement si ses<text:s/>segments se superposent aux pavés = on peut pas le placer en diagonale.<text:s/>Comme deux carrés se superposent uniquement selon 4 rotations différentes, il n’en existe que 4 pour les triminos.<text:s/>Si<text:s/>on admet des coordonnées négatives d’une grille<text:s/>d’origine (x,y)<text:s/><text:s/>(ce qui ne sera pas le cas dans le code mais qui est demandé dans la<text:s/>feuille de projet<text:s/>pour la démonstration)<text:s/>on obtient donc 4 configurations en<text:s/>tournant le triminos de 90 °, et si on choisit de le pivoter autour de (x,y)<text:s/>la case de départ sera toujours (x,y)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 Achouri</meta:initial-creator>
    <dc:creator>Doria Achouri</dc:creator>
    <meta:creation-date>2023-10-05T07:51:00Z</meta:creation-date>
    <dc:date>2023-10-05T07:51:00Z</dc:date>
    <meta:template xlink:href="Normal" xlink:type="simple"/>
    <meta:editing-cycles>2</meta:editing-cycles>
    <meta:editing-duration>PT120S</meta:editing-duration>
    <meta:document-statistic meta:page-count="1" meta:paragraph-count="1" meta:word-count="114" meta:character-count="742" meta:row-count="5" meta:non-whitespace-character-count="629"/>
  </office:meta>
</office:document-meta>
</file>